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19b3e1" officeooo:paragraph-rsid="0019b3e1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9b3e1" officeooo:paragraph-rsid="0019b3e1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b7e63" officeooo:paragraph-rsid="001b7e63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9b3e1" officeooo:paragraph-rsid="0019b3e1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_Back_Control_BD</text:p>
      <text:p text:style-name="P2"/>
      <text:p text:style-name="P4">rôle : <text:span text:style-name="T1">Permettre au module Back contrôle de communiquer avec une base de donnée.</text:span></text:p>
      <text:p text:style-name="P4"><text:span text:style-name="T1"/></text:p>
      <text:p text:style-name="P4">Format : <text:tab/><text:span text:style-name="T1">l’api sera une classe python où chaque instance correspondra à une <text:tab/><text:tab/><text:tab/>connexion vers une base de donnée</text:span></text:p>
      <text:p text:style-name="P4"><text:span text:style-name="T1"/></text:p>
      <text:p text:style-name="P4">initialisation arguments</text:p>
      <text:p text:style-name="P4"/>
      <text:p text:style-name="P2">type_BD : </text:p>
      <text:p text:style-name="P2">Le type de base de donnée. Les valeurs possibles:{‘sqlite’ , ‘postgresql’}. Par défaut, ‘postgresql’.</text:p>
      <text:p text:style-name="P2"/>
      <text:p text:style-name="P2">Les arguments si postgresql :</text:p>
      <text:p text:style-name="P2">db_name = nom BD, db_user = nom utilisateur, db_password = mot de passe, db_host= adresse hôte, db_port = le port de connexion. Les valeurs par défaut sont ‘’.</text:p>
      <text:p text:style-name="P2"/>
      <text:p text:style-name="P2">Les arguments si sqlite :</text:p>
      <text:p text:style-name="P2">db_path = chemin vers la base de donnée. Si n’existe pas, le crée.</text:p>
      <text:p text:style-name="P2"/>
      <text:p text:style-name="P3"/>
      <text:p text:style-name="P3">Durant l’initialisation, une connexion est faite. Si erreur, message d’erreur, sinon return l’objet initialisé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3T17:34:24.056029814</meta:creation-date>
    <meta:generator>LibreOffice/6.4.7.2$Linux_X86_64 LibreOffice_project/40$Build-2</meta:generator>
    <dc:date>2022-04-03T17:43:52.037457703</dc:date>
    <meta:editing-duration>PT9M27S</meta:editing-duration>
    <meta:editing-cycles>2</meta:editing-cycles>
    <meta:document-statistic meta:table-count="0" meta:image-count="0" meta:object-count="0" meta:page-count="1" meta:paragraph-count="11" meta:word-count="117" meta:character-count="737" meta:non-whitespace-character-count="626"/>
  </office:meta>
</office:document-meta>
</file>